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700.41pt" svg:height="393.96pt" svg:x="184.71pt" svg:y="122.54pt">
            <draw:object draw:notify-on-update-of-ranges="Sheet1.A2:Sheet1.A41 Sheet1.B1:Sheet1.B1 Sheet1.B2:Sheet1.B4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A4 error</text:p>
          </table:table-cell>
          <table:table-cell table:style-name="ce1" office:value-type="string" calcext:value-type="string">
            <text:p>World error</text:p>
          </table:table-cell>
        </table:table-row>
        <table:table-row table:style-name="ro1">
          <table:table-cell table:style-name="ce1" office:value-type="float" office:value="0.0000000000296405659469608" calcext:value-type="float">
            <text:p>2.96E-11</text:p>
          </table:table-cell>
          <table:table-cell table:style-name="ce1" office:value-type="float" office:value="0.0000000000206924030782282" calcext:value-type="float">
            <text:p>2.07E-11</text:p>
          </table:table-cell>
        </table:table-row>
        <table:table-row table:style-name="ro1">
          <table:table-cell office:value-type="float" office:value="0.356582834584444" calcext:value-type="float">
            <text:p>0.356582834584444</text:p>
          </table:table-cell>
          <table:table-cell office:value-type="float" office:value="0.332942094232495" calcext:value-type="float">
            <text:p>0.332942094232495</text:p>
          </table:table-cell>
        </table:table-row>
        <table:table-row table:style-name="ro1">
          <table:table-cell office:value-type="float" office:value="1.72943543038597" calcext:value-type="float">
            <text:p>1.72943543038597</text:p>
          </table:table-cell>
          <table:table-cell office:value-type="float" office:value="1.504357195334" calcext:value-type="float">
            <text:p>1.504357195334</text:p>
          </table:table-cell>
        </table:table-row>
        <table:table-row table:style-name="ro1">
          <table:table-cell office:value-type="float" office:value="7.50455844831654" calcext:value-type="float">
            <text:p>7.50455844831654</text:p>
          </table:table-cell>
          <table:table-cell office:value-type="float" office:value="6.35880334547399" calcext:value-type="float">
            <text:p>6.35880334547399</text:p>
          </table:table-cell>
        </table:table-row>
        <table:table-row table:style-name="ro1">
          <table:table-cell office:value-type="float" office:value="14.3673936406386" calcext:value-type="float">
            <text:p>14.3673936406386</text:p>
          </table:table-cell>
          <table:table-cell office:value-type="float" office:value="12.1409991132736" calcext:value-type="float">
            <text:p>12.1409991132736</text:p>
          </table:table-cell>
        </table:table-row>
        <table:table-row table:style-name="ro1">
          <table:table-cell office:value-type="float" office:value="9.78756537702958" calcext:value-type="float">
            <text:p>9.78756537702958</text:p>
          </table:table-cell>
          <table:table-cell office:value-type="float" office:value="8.43348527156526" calcext:value-type="float">
            <text:p>8.43348527156526</text:p>
          </table:table-cell>
        </table:table-row>
        <table:table-row table:style-name="ro1">
          <table:table-cell office:value-type="float" office:value="23.6512075498361" calcext:value-type="float">
            <text:p>23.6512075498361</text:p>
          </table:table-cell>
          <table:table-cell office:value-type="float" office:value="19.966038607182" calcext:value-type="float">
            <text:p>19.966038607182</text:p>
          </table:table-cell>
        </table:table-row>
        <table:table-row table:style-name="ro1">
          <table:table-cell office:value-type="float" office:value="46.2608296954759" calcext:value-type="float">
            <text:p>46.2608296954759</text:p>
          </table:table-cell>
          <table:table-cell office:value-type="float" office:value="39.261780496724" calcext:value-type="float">
            <text:p>39.261780496724</text:p>
          </table:table-cell>
        </table:table-row>
        <table:table-row table:style-name="ro1">
          <table:table-cell office:value-type="float" office:value="72.414954830534" calcext:value-type="float">
            <text:p>72.414954830534</text:p>
          </table:table-cell>
          <table:table-cell office:value-type="float" office:value="60.9228884030703" calcext:value-type="float">
            <text:p>60.9228884030703</text:p>
          </table:table-cell>
        </table:table-row>
        <table:table-row table:style-name="ro1">
          <table:table-cell office:value-type="float" office:value="7.04366456682111" calcext:value-type="float">
            <text:p>7.04366456682111</text:p>
          </table:table-cell>
          <table:table-cell office:value-type="float" office:value="6.64487412981304" calcext:value-type="float">
            <text:p>6.64487412981304</text:p>
          </table:table-cell>
        </table:table-row>
        <table:table-row table:style-name="ro1">
          <table:table-cell office:value-type="float" office:value="15.2790453416857" calcext:value-type="float">
            <text:p>15.2790453416857</text:p>
          </table:table-cell>
          <table:table-cell office:value-type="float" office:value="12.7606081671749" calcext:value-type="float">
            <text:p>12.7606081671749</text:p>
          </table:table-cell>
        </table:table-row>
        <table:table-row table:style-name="ro1">
          <table:table-cell office:value-type="float" office:value="28.3280096288787" calcext:value-type="float">
            <text:p>28.3280096288787</text:p>
          </table:table-cell>
          <table:table-cell office:value-type="float" office:value="23.4208571193749" calcext:value-type="float">
            <text:p>23.4208571193749</text:p>
          </table:table-cell>
        </table:table-row>
        <table:table-row table:style-name="ro1">
          <table:table-cell office:value-type="float" office:value="8.31595921452953" calcext:value-type="float">
            <text:p>8.31595921452953</text:p>
          </table:table-cell>
          <table:table-cell office:value-type="float" office:value="6.75978969334771" calcext:value-type="float">
            <text:p>6.75978969334771</text:p>
          </table:table-cell>
        </table:table-row>
        <table:table-row table:style-name="ro1">
          <table:table-cell office:value-type="float" office:value="6.75575197121302" calcext:value-type="float">
            <text:p>6.75575197121302</text:p>
          </table:table-cell>
          <table:table-cell office:value-type="float" office:value="5.62966116475005" calcext:value-type="float">
            <text:p>5.62966116475005</text:p>
          </table:table-cell>
        </table:table-row>
        <table:table-row table:style-name="ro1">
          <table:table-cell office:value-type="float" office:value="108.781945717244" calcext:value-type="float">
            <text:p>108.781945717244</text:p>
          </table:table-cell>
          <table:table-cell office:value-type="float" office:value="91.3980670708236" calcext:value-type="float">
            <text:p>91.3980670708236</text:p>
          </table:table-cell>
        </table:table-row>
        <table:table-row table:style-name="ro1">
          <table:table-cell office:value-type="float" office:value="51.9931358986265" calcext:value-type="float">
            <text:p>51.9931358986265</text:p>
          </table:table-cell>
          <table:table-cell office:value-type="float" office:value="43.6328794534397" calcext:value-type="float">
            <text:p>43.6328794534397</text:p>
          </table:table-cell>
        </table:table-row>
        <table:table-row table:style-name="ro1">
          <table:table-cell office:value-type="float" office:value="37.9781064290804" calcext:value-type="float">
            <text:p>37.9781064290804</text:p>
          </table:table-cell>
          <table:table-cell office:value-type="float" office:value="31.4948705997643" calcext:value-type="float">
            <text:p>31.4948705997643</text:p>
          </table:table-cell>
        </table:table-row>
        <table:table-row table:style-name="ro1">
          <table:table-cell office:value-type="float" office:value="25.0638544390871" calcext:value-type="float">
            <text:p>25.0638544390871</text:p>
          </table:table-cell>
          <table:table-cell office:value-type="float" office:value="21.7473431589903" calcext:value-type="float">
            <text:p>21.7473431589903</text:p>
          </table:table-cell>
        </table:table-row>
        <table:table-row table:style-name="ro1">
          <table:table-cell office:value-type="float" office:value="10.0748853756272" calcext:value-type="float">
            <text:p>10.0748853756272</text:p>
          </table:table-cell>
          <table:table-cell office:value-type="float" office:value="8.37942996782673" calcext:value-type="float">
            <text:p>8.37942996782673</text:p>
          </table:table-cell>
        </table:table-row>
        <table:table-row table:style-name="ro1">
          <table:table-cell office:value-type="float" office:value="36.1126770885016" calcext:value-type="float">
            <text:p>36.1126770885016</text:p>
          </table:table-cell>
          <table:table-cell office:value-type="float" office:value="30.5700357944797" calcext:value-type="float">
            <text:p>30.5700357944797</text:p>
          </table:table-cell>
        </table:table-row>
        <table:table-row table:style-name="ro1">
          <table:table-cell office:value-type="float" office:value="89.5823621274084" calcext:value-type="float">
            <text:p>89.5823621274084</text:p>
          </table:table-cell>
          <table:table-cell office:value-type="float" office:value="75.5083324300285" calcext:value-type="float">
            <text:p>75.5083324300285</text:p>
          </table:table-cell>
        </table:table-row>
        <table:table-row table:style-name="ro1">
          <table:table-cell office:value-type="float" office:value="94.2375481575226" calcext:value-type="float">
            <text:p>94.2375481575226</text:p>
          </table:table-cell>
          <table:table-cell office:value-type="float" office:value="79.4631719529099" calcext:value-type="float">
            <text:p>79.4631719529099</text:p>
          </table:table-cell>
        </table:table-row>
        <table:table-row table:style-name="ro1">
          <table:table-cell office:value-type="float" office:value="71.0746682839919" calcext:value-type="float">
            <text:p>71.0746682839919</text:p>
          </table:table-cell>
          <table:table-cell office:value-type="float" office:value="60.000725936289" calcext:value-type="float">
            <text:p>60.000725936289</text:p>
          </table:table-cell>
        </table:table-row>
        <table:table-row table:style-name="ro1">
          <table:table-cell office:value-type="float" office:value="36.0093804501391" calcext:value-type="float">
            <text:p>36.0093804501391</text:p>
          </table:table-cell>
          <table:table-cell office:value-type="float" office:value="29.7812720598132" calcext:value-type="float">
            <text:p>29.7812720598132</text:p>
          </table:table-cell>
        </table:table-row>
        <table:table-row table:style-name="ro1">
          <table:table-cell office:value-type="float" office:value="134.895413170981" calcext:value-type="float">
            <text:p>134.895413170981</text:p>
          </table:table-cell>
          <table:table-cell office:value-type="float" office:value="113.282342240537" calcext:value-type="float">
            <text:p>113.282342240537</text:p>
          </table:table-cell>
        </table:table-row>
        <table:table-row table:style-name="ro1">
          <table:table-cell office:value-type="float" office:value="57.2119686107465" calcext:value-type="float">
            <text:p>57.2119686107465</text:p>
          </table:table-cell>
          <table:table-cell office:value-type="float" office:value="48.8719196907314" calcext:value-type="float">
            <text:p>48.8719196907314</text:p>
          </table:table-cell>
        </table:table-row>
        <table:table-row table:style-name="ro1">
          <table:table-cell office:value-type="float" office:value="99.3585794720821" calcext:value-type="float">
            <text:p>99.3585794720821</text:p>
          </table:table-cell>
          <table:table-cell office:value-type="float" office:value="84.4461999838592" calcext:value-type="float">
            <text:p>84.4461999838592</text:p>
          </table:table-cell>
        </table:table-row>
        <table:table-row table:style-name="ro1">
          <table:table-cell office:value-type="float" office:value="142.955585669531" calcext:value-type="float">
            <text:p>142.955585669531</text:p>
          </table:table-cell>
          <table:table-cell office:value-type="float" office:value="120.36169641654" calcext:value-type="float">
            <text:p>120.36169641654</text:p>
          </table:table-cell>
        </table:table-row>
        <table:table-row table:style-name="ro1">
          <table:table-cell office:value-type="float" office:value="184.773965671629" calcext:value-type="float">
            <text:p>184.773965671629</text:p>
          </table:table-cell>
          <table:table-cell office:value-type="float" office:value="156.56932523244" calcext:value-type="float">
            <text:p>156.56932523244</text:p>
          </table:table-cell>
        </table:table-row>
        <table:table-row table:style-name="ro1">
          <table:table-cell office:value-type="float" office:value="42.9611357701024" calcext:value-type="float">
            <text:p>42.9611357701024</text:p>
          </table:table-cell>
          <table:table-cell office:value-type="float" office:value="36.1425294298019" calcext:value-type="float">
            <text:p>36.1425294298019</text:p>
          </table:table-cell>
        </table:table-row>
        <table:table-row table:style-name="ro1">
          <table:table-cell office:value-type="float" office:value="60.8626346949404" calcext:value-type="float">
            <text:p>60.8626346949404</text:p>
          </table:table-cell>
          <table:table-cell office:value-type="float" office:value="52.6046704288228" calcext:value-type="float">
            <text:p>52.6046704288228</text:p>
          </table:table-cell>
        </table:table-row>
        <table:table-row table:style-name="ro1">
          <table:table-cell office:value-type="float" office:value="28.4141960568925" calcext:value-type="float">
            <text:p>28.4141960568925</text:p>
          </table:table-cell>
          <table:table-cell office:value-type="float" office:value="24.3986715544768" calcext:value-type="float">
            <text:p>24.3986715544768</text:p>
          </table:table-cell>
        </table:table-row>
        <table:table-row table:style-name="ro1">
          <table:table-cell office:value-type="float" office:value="99.442263162577" calcext:value-type="float">
            <text:p>99.442263162577</text:p>
          </table:table-cell>
          <table:table-cell office:value-type="float" office:value="83.4681618637739" calcext:value-type="float">
            <text:p>83.4681618637739</text:p>
          </table:table-cell>
        </table:table-row>
        <table:table-row table:style-name="ro1">
          <table:table-cell office:value-type="float" office:value="199.600730775391" calcext:value-type="float">
            <text:p>199.600730775391</text:p>
          </table:table-cell>
          <table:table-cell office:value-type="float" office:value="168.726768562205" calcext:value-type="float">
            <text:p>168.726768562205</text:p>
          </table:table-cell>
        </table:table-row>
        <table:table-row table:style-name="ro1">
          <table:table-cell office:value-type="float" office:value="98.7853602699065" calcext:value-type="float">
            <text:p>98.7853602699065</text:p>
          </table:table-cell>
          <table:table-cell office:value-type="float" office:value="83.1522906143105" calcext:value-type="float">
            <text:p>83.1522906143105</text:p>
          </table:table-cell>
        </table:table-row>
        <table:table-row table:style-name="ro1">
          <table:table-cell office:value-type="float" office:value="10.9827232547762" calcext:value-type="float">
            <text:p>10.9827232547762</text:p>
          </table:table-cell>
          <table:table-cell office:value-type="float" office:value="14.1481767527684" calcext:value-type="float">
            <text:p>14.1481767527684</text:p>
          </table:table-cell>
        </table:table-row>
        <table:table-row table:style-name="ro1">
          <table:table-cell office:value-type="float" office:value="236.425598036832" calcext:value-type="float">
            <text:p>236.425598036832</text:p>
          </table:table-cell>
          <table:table-cell office:value-type="float" office:value="200.500463479116" calcext:value-type="float">
            <text:p>200.500463479116</text:p>
          </table:table-cell>
        </table:table-row>
        <table:table-row table:style-name="ro1">
          <table:table-cell office:value-type="float" office:value="9.09548099005644" calcext:value-type="float">
            <text:p>9.09548099005644</text:p>
          </table:table-cell>
          <table:table-cell office:value-type="float" office:value="11.5995141442552" calcext:value-type="float">
            <text:p>11.5995141442552</text:p>
          </table:table-cell>
        </table:table-row>
        <table:table-row table:style-name="ro1">
          <table:table-cell office:value-type="float" office:value="150.453802770076" calcext:value-type="float">
            <text:p>150.453802770076</text:p>
          </table:table-cell>
          <table:table-cell office:value-type="float" office:value="127.728369799797" calcext:value-type="float">
            <text:p>127.728369799797</text:p>
          </table:table-cell>
        </table:table-row>
        <table:table-row table:style-name="ro1">
          <table:table-cell office:value-type="float" office:value="15.1085473073422" calcext:value-type="float">
            <text:p>15.1085473073422</text:p>
          </table:table-cell>
          <table:table-cell office:value-type="float" office:value="15.2382382287565" calcext:value-type="float">
            <text:p>15.2382382287565</text:p>
          </table:table-cell>
        </table:table-row>
      </table:table>
      <table:table table:name="Sheet2" table:style-name="ta1">
        <table:shapes>
          <draw:frame draw:z-index="0" draw:style-name="gr1" draw:text-style-name="P1" svg:width="700.41pt" svg:height="393.96pt" svg:x="184.71pt" svg:y="122.54pt">
            <draw:object draw:notify-on-update-of-ranges="Sheet2.A2:Sheet2.A41 Sheet2.B1:Sheet2.B1 Sheet2.B2:Sheet2.B4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A4 error</text:p>
          </table:table-cell>
          <table:table-cell table:style-name="ce1" office:value-type="string" calcext:value-type="string">
            <text:p>World error</text:p>
          </table:table-cell>
        </table:table-row>
        <table:table-row table:style-name="ro1">
          <table:table-cell table:style-name="ce1" office:value-type="float" office:value="0.0000000000296405659469608" calcext:value-type="float">
            <text:p>2.96E-11</text:p>
          </table:table-cell>
          <table:table-cell table:style-name="ce1" office:value-type="float" office:value="0.0000000000206924030782282" calcext:value-type="float">
            <text:p>2.07E-11</text:p>
          </table:table-cell>
        </table:table-row>
        <table:table-row table:style-name="ro1">
          <table:table-cell office:value-type="float" office:value="0.0173697970018404" calcext:value-type="float">
            <text:p>0.01736979700184</text:p>
          </table:table-cell>
          <table:table-cell office:value-type="float" office:value="0.0177015965952549" calcext:value-type="float">
            <text:p>0.017701596595255</text:p>
          </table:table-cell>
        </table:table-row>
        <table:table-row table:style-name="ro1">
          <table:table-cell office:value-type="float" office:value="0.44794785345587" calcext:value-type="float">
            <text:p>0.44794785345587</text:p>
          </table:table-cell>
          <table:table-cell office:value-type="float" office:value="0.377749578273449" calcext:value-type="float">
            <text:p>0.377749578273449</text:p>
          </table:table-cell>
        </table:table-row>
        <table:table-row table:style-name="ro1">
          <table:table-cell office:value-type="float" office:value="0.446263497448667" calcext:value-type="float">
            <text:p>0.446263497448667</text:p>
          </table:table-cell>
          <table:table-cell office:value-type="float" office:value="0.374609083629689" calcext:value-type="float">
            <text:p>0.374609083629689</text:p>
          </table:table-cell>
        </table:table-row>
        <table:table-row table:style-name="ro1">
          <table:table-cell office:value-type="float" office:value="0.0793760576873745" calcext:value-type="float">
            <text:p>0.079376057687375</text:p>
          </table:table-cell>
          <table:table-cell office:value-type="float" office:value="0.0717830838514875" calcext:value-type="float">
            <text:p>0.071783083851488</text:p>
          </table:table-cell>
        </table:table-row>
        <table:table-row table:style-name="ro1">
          <table:table-cell office:value-type="float" office:value="0.339020401135238" calcext:value-type="float">
            <text:p>0.339020401135238</text:p>
          </table:table-cell>
          <table:table-cell office:value-type="float" office:value="0.296213179718499" calcext:value-type="float">
            <text:p>0.296213179718499</text:p>
          </table:table-cell>
        </table:table-row>
        <table:table-row table:style-name="ro1">
          <table:table-cell office:value-type="float" office:value="0.315736976843705" calcext:value-type="float">
            <text:p>0.315736976843705</text:p>
          </table:table-cell>
          <table:table-cell office:value-type="float" office:value="0.269564311733763" calcext:value-type="float">
            <text:p>0.269564311733763</text:p>
          </table:table-cell>
        </table:table-row>
        <table:table-row table:style-name="ro1">
          <table:table-cell office:value-type="float" office:value="0.174914869168132" calcext:value-type="float">
            <text:p>0.174914869168132</text:p>
          </table:table-cell>
          <table:table-cell office:value-type="float" office:value="0.157048590202336" calcext:value-type="float">
            <text:p>0.157048590202336</text:p>
          </table:table-cell>
        </table:table-row>
        <table:table-row table:style-name="ro1">
          <table:table-cell office:value-type="float" office:value="1.24367618480418" calcext:value-type="float">
            <text:p>1.24367618480418</text:p>
          </table:table-cell>
          <table:table-cell office:value-type="float" office:value="1.04101217915936" calcext:value-type="float">
            <text:p>1.04101217915936</text:p>
          </table:table-cell>
        </table:table-row>
        <table:table-row table:style-name="ro1">
          <table:table-cell office:value-type="float" office:value="0.304333957076261" calcext:value-type="float">
            <text:p>0.304333957076261</text:p>
          </table:table-cell>
          <table:table-cell office:value-type="float" office:value="0.245545478828526" calcext:value-type="float">
            <text:p>0.245545478828526</text:p>
          </table:table-cell>
        </table:table-row>
        <table:table-row table:style-name="ro1">
          <table:table-cell office:value-type="float" office:value="1.80960456353382" calcext:value-type="float">
            <text:p>1.80960456353382</text:p>
          </table:table-cell>
          <table:table-cell office:value-type="float" office:value="1.5259850727614" calcext:value-type="float">
            <text:p>1.5259850727614</text:p>
          </table:table-cell>
        </table:table-row>
        <table:table-row table:style-name="ro1">
          <table:table-cell office:value-type="float" office:value="2.15982330799004" calcext:value-type="float">
            <text:p>2.15982330799004</text:p>
          </table:table-cell>
          <table:table-cell office:value-type="float" office:value="1.83813925495504" calcext:value-type="float">
            <text:p>1.83813925495504</text:p>
          </table:table-cell>
        </table:table-row>
        <table:table-row table:style-name="ro1">
          <table:table-cell office:value-type="float" office:value="2.02037423457338" calcext:value-type="float">
            <text:p>2.02037423457338</text:p>
          </table:table-cell>
          <table:table-cell office:value-type="float" office:value="1.69152688004769" calcext:value-type="float">
            <text:p>1.69152688004769</text:p>
          </table:table-cell>
        </table:table-row>
        <table:table-row table:style-name="ro1">
          <table:table-cell office:value-type="float" office:value="0.684988414674194" calcext:value-type="float">
            <text:p>0.684988414674194</text:p>
          </table:table-cell>
          <table:table-cell office:value-type="float" office:value="0.564045979538889" calcext:value-type="float">
            <text:p>0.564045979538889</text:p>
          </table:table-cell>
        </table:table-row>
        <table:table-row table:style-name="ro1">
          <table:table-cell office:value-type="float" office:value="3.63657287778572" calcext:value-type="float">
            <text:p>3.63657287778572</text:p>
          </table:table-cell>
          <table:table-cell office:value-type="float" office:value="3.06004629939025" calcext:value-type="float">
            <text:p>3.06004629939025</text:p>
          </table:table-cell>
        </table:table-row>
        <table:table-row table:style-name="ro1">
          <table:table-cell office:value-type="float" office:value="0.141771120926834" calcext:value-type="float">
            <text:p>0.141771120926834</text:p>
          </table:table-cell>
          <table:table-cell office:value-type="float" office:value="0.136550044674171" calcext:value-type="float">
            <text:p>0.136550044674171</text:p>
          </table:table-cell>
        </table:table-row>
        <table:table-row table:style-name="ro1">
          <table:table-cell office:value-type="float" office:value="1.17844147979408" calcext:value-type="float">
            <text:p>1.17844147979408</text:p>
          </table:table-cell>
          <table:table-cell office:value-type="float" office:value="0.982303845150202" calcext:value-type="float">
            <text:p>0.982303845150202</text:p>
          </table:table-cell>
        </table:table-row>
        <table:table-row table:style-name="ro1">
          <table:table-cell office:value-type="float" office:value="0.431660025155718" calcext:value-type="float">
            <text:p>0.431660025155718</text:p>
          </table:table-cell>
          <table:table-cell office:value-type="float" office:value="0.379995925998695" calcext:value-type="float">
            <text:p>0.379995925998695</text:p>
          </table:table-cell>
        </table:table-row>
        <table:table-row table:style-name="ro1">
          <table:table-cell office:value-type="float" office:value="1.29720483701701" calcext:value-type="float">
            <text:p>1.29720483701701</text:p>
          </table:table-cell>
          <table:table-cell office:value-type="float" office:value="1.07909433925548" calcext:value-type="float">
            <text:p>1.07909433925548</text:p>
          </table:table-cell>
        </table:table-row>
        <table:table-row table:style-name="ro1">
          <table:table-cell office:value-type="float" office:value="0.468553026591061" calcext:value-type="float">
            <text:p>0.468553026591061</text:p>
          </table:table-cell>
          <table:table-cell office:value-type="float" office:value="0.373426517002346" calcext:value-type="float">
            <text:p>0.373426517002346</text:p>
          </table:table-cell>
        </table:table-row>
        <table:table-row table:style-name="ro1">
          <table:table-cell office:value-type="float" office:value="0.519761589932215" calcext:value-type="float">
            <text:p>0.519761589932215</text:p>
          </table:table-cell>
          <table:table-cell office:value-type="float" office:value="0.459537309494526" calcext:value-type="float">
            <text:p>0.459537309494526</text:p>
          </table:table-cell>
        </table:table-row>
        <table:table-row table:style-name="ro1">
          <table:table-cell office:value-type="float" office:value="0.364056471151019" calcext:value-type="float">
            <text:p>0.364056471151019</text:p>
          </table:table-cell>
          <table:table-cell office:value-type="float" office:value="0.388760863032164" calcext:value-type="float">
            <text:p>0.388760863032164</text:p>
          </table:table-cell>
        </table:table-row>
        <table:table-row table:style-name="ro1">
          <table:table-cell office:value-type="float" office:value="3.14385106577328" calcext:value-type="float">
            <text:p>3.14385106577328</text:p>
          </table:table-cell>
          <table:table-cell office:value-type="float" office:value="2.65173903498666" calcext:value-type="float">
            <text:p>2.65173903498666</text:p>
          </table:table-cell>
        </table:table-row>
        <table:table-row table:style-name="ro1">
          <table:table-cell office:value-type="float" office:value="3.24096013388179" calcext:value-type="float">
            <text:p>3.24096013388179</text:p>
          </table:table-cell>
          <table:table-cell office:value-type="float" office:value="2.74682470658602" calcext:value-type="float">
            <text:p>2.74682470658602</text:p>
          </table:table-cell>
        </table:table-row>
        <table:table-row table:style-name="ro1">
          <table:table-cell office:value-type="float" office:value="0.219918041222183" calcext:value-type="float">
            <text:p>0.219918041222183</text:p>
          </table:table-cell>
          <table:table-cell office:value-type="float" office:value="0.202824100901983" calcext:value-type="float">
            <text:p>0.202824100901983</text:p>
          </table:table-cell>
        </table:table-row>
        <table:table-row table:style-name="ro1">
          <table:table-cell office:value-type="float" office:value="5.02708757209836" calcext:value-type="float">
            <text:p>5.02708757209836</text:p>
          </table:table-cell>
          <table:table-cell office:value-type="float" office:value="4.26043996689186" calcext:value-type="float">
            <text:p>4.26043996689186</text:p>
          </table:table-cell>
        </table:table-row>
        <table:table-row table:style-name="ro1">
          <table:table-cell office:value-type="float" office:value="1.53145637050741" calcext:value-type="float">
            <text:p>1.53145637050741</text:p>
          </table:table-cell>
          <table:table-cell office:value-type="float" office:value="1.26821078795359" calcext:value-type="float">
            <text:p>1.26821078795359</text:p>
          </table:table-cell>
        </table:table-row>
        <table:table-row table:style-name="ro1">
          <table:table-cell office:value-type="float" office:value="2.08184364459494" calcext:value-type="float">
            <text:p>2.08184364459494</text:p>
          </table:table-cell>
          <table:table-cell office:value-type="float" office:value="1.81013401710306" calcext:value-type="float">
            <text:p>1.81013401710306</text:p>
          </table:table-cell>
        </table:table-row>
        <table:table-row table:style-name="ro1">
          <table:table-cell office:value-type="float" office:value="0.162745016244317" calcext:value-type="float">
            <text:p>0.162745016244317</text:p>
          </table:table-cell>
          <table:table-cell office:value-type="float" office:value="0.184984795597907" calcext:value-type="float">
            <text:p>0.184984795597907</text:p>
          </table:table-cell>
        </table:table-row>
        <table:table-row table:style-name="ro1">
          <table:table-cell office:value-type="float" office:value="1.15099733087274" calcext:value-type="float">
            <text:p>1.15099733087274</text:p>
          </table:table-cell>
          <table:table-cell office:value-type="float" office:value="0.940431968785179" calcext:value-type="float">
            <text:p>0.940431968785179</text:p>
          </table:table-cell>
        </table:table-row>
        <table:table-row table:style-name="ro1">
          <table:table-cell office:value-type="float" office:value="1.48105194377768" calcext:value-type="float">
            <text:p>1.48105194377768</text:p>
          </table:table-cell>
          <table:table-cell office:value-type="float" office:value="1.24026696048428" calcext:value-type="float">
            <text:p>1.24026696048428</text:p>
          </table:table-cell>
        </table:table-row>
        <table:table-row table:style-name="ro1">
          <table:table-cell office:value-type="float" office:value="2.49182611609786" calcext:value-type="float">
            <text:p>2.49182611609786</text:p>
          </table:table-cell>
          <table:table-cell office:value-type="float" office:value="2.14293226928044" calcext:value-type="float">
            <text:p>2.14293226928044</text:p>
          </table:table-cell>
        </table:table-row>
        <table:table-row table:style-name="ro1">
          <table:table-cell office:value-type="float" office:value="2.84651971034395" calcext:value-type="float">
            <text:p>2.84651971034395</text:p>
          </table:table-cell>
          <table:table-cell office:value-type="float" office:value="2.40763386524721" calcext:value-type="float">
            <text:p>2.40763386524721</text:p>
          </table:table-cell>
        </table:table-row>
        <table:table-row table:style-name="ro1">
          <table:table-cell office:value-type="float" office:value="0.323900980926914" calcext:value-type="float">
            <text:p>0.323900980926914</text:p>
          </table:table-cell>
          <table:table-cell office:value-type="float" office:value="0.324364665691056" calcext:value-type="float">
            <text:p>0.324364665691056</text:p>
          </table:table-cell>
        </table:table-row>
        <table:table-row table:style-name="ro1">
          <table:table-cell office:value-type="float" office:value="3.60035942759415" calcext:value-type="float">
            <text:p>3.60035942759415</text:p>
          </table:table-cell>
          <table:table-cell office:value-type="float" office:value="3.03478449868693" calcext:value-type="float">
            <text:p>3.03478449868693</text:p>
          </table:table-cell>
        </table:table-row>
        <table:table-row table:style-name="ro1">
          <table:table-cell office:value-type="float" office:value="9.18571914233252" calcext:value-type="float">
            <text:p>9.18571914233252</text:p>
          </table:table-cell>
          <table:table-cell office:value-type="float" office:value="7.79278299767351" calcext:value-type="float">
            <text:p>7.79278299767351</text:p>
          </table:table-cell>
        </table:table-row>
        <table:table-row table:style-name="ro1">
          <table:table-cell office:value-type="float" office:value="7.87061511743456" calcext:value-type="float">
            <text:p>7.87061511743456</text:p>
          </table:table-cell>
          <table:table-cell office:value-type="float" office:value="6.62048830977525" calcext:value-type="float">
            <text:p>6.62048830977525</text:p>
          </table:table-cell>
        </table:table-row>
        <table:table-row table:style-name="ro1">
          <table:table-cell office:value-type="float" office:value="5.95478886025262" calcext:value-type="float">
            <text:p>5.95478886025262</text:p>
          </table:table-cell>
          <table:table-cell office:value-type="float" office:value="5.0424231382828" calcext:value-type="float">
            <text:p>5.0424231382828</text:p>
          </table:table-cell>
        </table:table-row>
        <table:table-row table:style-name="ro1">
          <table:table-cell office:value-type="float" office:value="0.908499869196532" calcext:value-type="float">
            <text:p>0.908499869196532</text:p>
          </table:table-cell>
          <table:table-cell office:value-type="float" office:value="0.869840396716698" calcext:value-type="float">
            <text:p>0.869840396716698</text:p>
          </table:table-cell>
        </table:table-row>
        <table:table-row table:style-name="ro1">
          <table:table-cell office:value-type="float" office:value="12.685348920298" calcext:value-type="float">
            <text:p>12.685348920298</text:p>
          </table:table-cell>
          <table:table-cell office:value-type="float" office:value="10.6562932140893" calcext:value-type="float">
            <text:p>10.6562932140893</text:p>
          </table:table-cell>
        </table:table-row>
        <table:table-row table:style-name="ro1">
          <table:table-cell office:value-type="float" office:value="5.03077128092522" calcext:value-type="float">
            <text:p>5.03077128092522</text:p>
          </table:table-cell>
          <table:table-cell office:value-type="float" office:value="4.32371350341786" calcext:value-type="float">
            <text:p>4.32371350341786</text:p>
          </table:table-cell>
        </table:table-row>
        <table:table-row table:style-name="ro1">
          <table:table-cell office:value-type="float" office:value="2.18589358880889" calcext:value-type="float">
            <text:p>2.18589358880889</text:p>
          </table:table-cell>
          <table:table-cell office:value-type="float" office:value="1.87314767648496" calcext:value-type="float">
            <text:p>1.87314767648496</text:p>
          </table:table-cell>
        </table:table-row>
        <table:table-row table:style-name="ro1">
          <table:table-cell office:value-type="float" office:value="0.675738589585652" calcext:value-type="float">
            <text:p>0.675738589585652</text:p>
          </table:table-cell>
          <table:table-cell office:value-type="float" office:value="0.588325133864609" calcext:value-type="float">
            <text:p>0.588325133864609</text:p>
          </table:table-cell>
        </table:table-row>
        <table:table-row table:style-name="ro1">
          <table:table-cell office:value-type="float" office:value="3.97604702246048" calcext:value-type="float">
            <text:p>3.97604702246048</text:p>
          </table:table-cell>
          <table:table-cell office:value-type="float" office:value="3.29423079497466" calcext:value-type="float">
            <text:p>3.29423079497466</text:p>
          </table:table-cell>
        </table:table-row>
        <table:table-row table:style-name="ro1">
          <table:table-cell office:value-type="float" office:value="1.18965628229952" calcext:value-type="float">
            <text:p>1.18965628229952</text:p>
          </table:table-cell>
          <table:table-cell office:value-type="float" office:value="1.11130516793336" calcext:value-type="float">
            <text:p>1.11130516793336</text:p>
          </table:table-cell>
        </table:table-row>
        <table:table-row table:style-name="ro1">
          <table:table-cell office:value-type="float" office:value="3.34185050739145" calcext:value-type="float">
            <text:p>3.34185050739145</text:p>
          </table:table-cell>
          <table:table-cell office:value-type="float" office:value="2.82986617147544" calcext:value-type="float">
            <text:p>2.82986617147544</text:p>
          </table:table-cell>
        </table:table-row>
        <table:table-row table:style-name="ro1">
          <table:table-cell office:value-type="float" office:value="3.09375550614605" calcext:value-type="float">
            <text:p>3.09375550614605</text:p>
          </table:table-cell>
          <table:table-cell office:value-type="float" office:value="2.60831838167734" calcext:value-type="float">
            <text:p>2.60831838167734</text:p>
          </table:table-cell>
        </table:table-row>
        <table:table-row table:style-name="ro1">
          <table:table-cell office:value-type="float" office:value="4.13661306524346" calcext:value-type="float">
            <text:p>4.13661306524346</text:p>
          </table:table-cell>
          <table:table-cell office:value-type="float" office:value="3.52577032870186" calcext:value-type="float">
            <text:p>3.52577032870186</text:p>
          </table:table-cell>
        </table:table-row>
        <table:table-row table:style-name="ro1">
          <table:table-cell office:value-type="float" office:value="1.07718898291624" calcext:value-type="float">
            <text:p>1.07718898291624</text:p>
          </table:table-cell>
          <table:table-cell office:value-type="float" office:value="0.966663431514718" calcext:value-type="float">
            <text:p>0.966663431514718</text:p>
          </table:table-cell>
        </table:table-row>
        <table:table-row table:style-name="ro1">
          <table:table-cell office:value-type="float" office:value="4.136856444593" calcext:value-type="float">
            <text:p>4.136856444593</text:p>
          </table:table-cell>
          <table:table-cell office:value-type="float" office:value="3.462652462816" calcext:value-type="float">
            <text:p>3.46265246281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8">00/00/0000</text:date>, <text:time style:data-style-name="N2" text:time-value="12:20:02.58745289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28T11:38:46.319860642</meta:creation-date>
    <dc:date>2021-04-28T12:24:36.951134855</dc:date>
    <meta:editing-duration>PT7M3S</meta:editing-duration>
    <meta:editing-cycles>2</meta:editing-cycles>
    <meta:generator>LibreOffice/6.0.7.3$Linux_X86_64 LibreOffice_project/00m0$Build-3</meta:generator>
    <meta:document-statistic meta:table-count="2" meta:cell-count="18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number-style style:name="N121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6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61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9" style:family="chart" style:data-style-name="N121"/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4.71cm" svg:height="13.899cm" xlink:href=".." xlink:type="simple" chart:class="chart:scatter" chart:style-name="ch1">
        <chart:plot-area chart:style-name="ch2" table:cell-range-address="Sheet1.A2:Sheet1.B41 Sheet1.B1:Sheet1.B1" chart:data-source-has-labels="row" svg:x="1.505cm" svg:y="0.277cm" svg:width="22.711cm" svg:height="12.364cm">
          <chartooo:coordinate-region svg:x="3.238cm" svg:y="0.476cm" svg:width="20.236cm" svg:height="11.518cm"/>
          <chart:axis chart:dimension="x" chart:name="primary-x" chart:style-name="ch3">
            <chart:title svg:x="11.4cm" svg:y="12.918cm" chart:style-name="ch4">
              <text:p>A4 edge error (mm)</text:p>
            </chart:title>
          </chart:axis>
          <chart:axis chart:dimension="y" chart:name="primary-y" chart:style-name="ch3">
            <chart:title svg:x="0.451cm" svg:y="7.733cm" chart:style-name="ch5">
              <text:p>World error (mm)</text:p>
            </chart:title>
            <chart:grid chart:style-name="ch6" chart:class="major"/>
          </chart:axis>
          <chart:series chart:style-name="ch7" chart:values-cell-range-address="Sheet1.B2:Sheet1.B41" chart:label-cell-address="Sheet1.B1:Sheet1.B1" chart:class="chart:scatter">
            <chart:domain table:cell-range-address="Sheet1.A2:Sheet1.A41"/>
            <chart:regression-curve chart:style-name="ch8">
              <chart:equation chart:display-equation="true" chart:display-r-square="false" svg:x="5.219cm" svg:y="5.878cm" chart:style-name="ch9"/>
            </chart:regression-curve>
            <chart:data-point chart:repeated="4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World error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0000000296405659469608">
                <text:p>0.0000000000296405659469608</text:p>
                <draw:g>
                  <svg:desc>Sheet1.A2:Sheet1.A41</svg:desc>
                </draw:g>
              </table:table-cell>
              <table:table-cell office:value-type="float" office:value="0.0000000000206924030782282">
                <text:p>0.0000000000206924030782282</text:p>
                <draw:g>
                  <svg:desc>Sheet1.B2:Sheet1.B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56582834584444">
                <text:p>0.356582834584444</text:p>
              </table:table-cell>
              <table:table-cell office:value-type="float" office:value="0.332942094232495">
                <text:p>0.33294209423249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72943543038597">
                <text:p>1.72943543038597</text:p>
              </table:table-cell>
              <table:table-cell office:value-type="float" office:value="1.504357195334">
                <text:p>1.50435719533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.50455844831654">
                <text:p>7.50455844831654</text:p>
              </table:table-cell>
              <table:table-cell office:value-type="float" office:value="6.35880334547399">
                <text:p>6.3588033454739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.3673936406386">
                <text:p>14.3673936406386</text:p>
              </table:table-cell>
              <table:table-cell office:value-type="float" office:value="12.1409991132736">
                <text:p>12.14099911327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.78756537702958">
                <text:p>9.78756537702958</text:p>
              </table:table-cell>
              <table:table-cell office:value-type="float" office:value="8.43348527156526">
                <text:p>8.4334852715652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3.6512075498361">
                <text:p>23.6512075498361</text:p>
              </table:table-cell>
              <table:table-cell office:value-type="float" office:value="19.966038607182">
                <text:p>19.96603860718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6.2608296954759">
                <text:p>46.2608296954759</text:p>
              </table:table-cell>
              <table:table-cell office:value-type="float" office:value="39.261780496724">
                <text:p>39.26178049672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2.414954830534">
                <text:p>72.414954830534</text:p>
              </table:table-cell>
              <table:table-cell office:value-type="float" office:value="60.9228884030703">
                <text:p>60.922888403070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.04366456682111">
                <text:p>7.04366456682111</text:p>
              </table:table-cell>
              <table:table-cell office:value-type="float" office:value="6.64487412981304">
                <text:p>6.6448741298130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.2790453416857">
                <text:p>15.2790453416857</text:p>
              </table:table-cell>
              <table:table-cell office:value-type="float" office:value="12.7606081671749">
                <text:p>12.760608167174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8.3280096288787">
                <text:p>28.3280096288787</text:p>
              </table:table-cell>
              <table:table-cell office:value-type="float" office:value="23.4208571193749">
                <text:p>23.420857119374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.31595921452953">
                <text:p>8.31595921452953</text:p>
              </table:table-cell>
              <table:table-cell office:value-type="float" office:value="6.75978969334771">
                <text:p>6.7597896933477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.75575197121302">
                <text:p>6.75575197121302</text:p>
              </table:table-cell>
              <table:table-cell office:value-type="float" office:value="5.62966116475005">
                <text:p>5.6296611647500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8.781945717244">
                <text:p>108.781945717244</text:p>
              </table:table-cell>
              <table:table-cell office:value-type="float" office:value="91.3980670708236">
                <text:p>91.398067070823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1.9931358986265">
                <text:p>51.9931358986265</text:p>
              </table:table-cell>
              <table:table-cell office:value-type="float" office:value="43.6328794534397">
                <text:p>43.632879453439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7.9781064290804">
                <text:p>37.9781064290804</text:p>
              </table:table-cell>
              <table:table-cell office:value-type="float" office:value="31.4948705997643">
                <text:p>31.494870599764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5.0638544390871">
                <text:p>25.0638544390871</text:p>
              </table:table-cell>
              <table:table-cell office:value-type="float" office:value="21.7473431589903">
                <text:p>21.747343158990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.0748853756272">
                <text:p>10.0748853756272</text:p>
              </table:table-cell>
              <table:table-cell office:value-type="float" office:value="8.37942996782673">
                <text:p>8.3794299678267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6.1126770885016">
                <text:p>36.1126770885016</text:p>
              </table:table-cell>
              <table:table-cell office:value-type="float" office:value="30.5700357944797">
                <text:p>30.570035794479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9.5823621274084">
                <text:p>89.5823621274084</text:p>
              </table:table-cell>
              <table:table-cell office:value-type="float" office:value="75.5083324300285">
                <text:p>75.508332430028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4.2375481575226">
                <text:p>94.2375481575226</text:p>
              </table:table-cell>
              <table:table-cell office:value-type="float" office:value="79.4631719529099">
                <text:p>79.463171952909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1.0746682839919">
                <text:p>71.0746682839919</text:p>
              </table:table-cell>
              <table:table-cell office:value-type="float" office:value="60.000725936289">
                <text:p>60.00072593628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6.0093804501391">
                <text:p>36.0093804501391</text:p>
              </table:table-cell>
              <table:table-cell office:value-type="float" office:value="29.7812720598132">
                <text:p>29.781272059813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34.895413170981">
                <text:p>134.895413170981</text:p>
              </table:table-cell>
              <table:table-cell office:value-type="float" office:value="113.282342240537">
                <text:p>113.28234224053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7.2119686107465">
                <text:p>57.2119686107465</text:p>
              </table:table-cell>
              <table:table-cell office:value-type="float" office:value="48.8719196907314">
                <text:p>48.871919690731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9.3585794720821">
                <text:p>99.3585794720821</text:p>
              </table:table-cell>
              <table:table-cell office:value-type="float" office:value="84.4461999838592">
                <text:p>84.446199983859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42.955585669531">
                <text:p>142.955585669531</text:p>
              </table:table-cell>
              <table:table-cell office:value-type="float" office:value="120.36169641654">
                <text:p>120.3616964165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84.773965671629">
                <text:p>184.773965671629</text:p>
              </table:table-cell>
              <table:table-cell office:value-type="float" office:value="156.56932523244">
                <text:p>156.5693252324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2.9611357701024">
                <text:p>42.9611357701024</text:p>
              </table:table-cell>
              <table:table-cell office:value-type="float" office:value="36.1425294298019">
                <text:p>36.142529429801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0.8626346949404">
                <text:p>60.8626346949404</text:p>
              </table:table-cell>
              <table:table-cell office:value-type="float" office:value="52.6046704288228">
                <text:p>52.604670428822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8.4141960568925">
                <text:p>28.4141960568925</text:p>
              </table:table-cell>
              <table:table-cell office:value-type="float" office:value="24.3986715544768">
                <text:p>24.398671554476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9.442263162577">
                <text:p>99.442263162577</text:p>
              </table:table-cell>
              <table:table-cell office:value-type="float" office:value="83.4681618637739">
                <text:p>83.468161863773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99.600730775391">
                <text:p>199.600730775391</text:p>
              </table:table-cell>
              <table:table-cell office:value-type="float" office:value="168.726768562205">
                <text:p>168.72676856220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98.7853602699065">
                <text:p>98.7853602699065</text:p>
              </table:table-cell>
              <table:table-cell office:value-type="float" office:value="83.1522906143105">
                <text:p>83.152290614310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.9827232547762">
                <text:p>10.9827232547762</text:p>
              </table:table-cell>
              <table:table-cell office:value-type="float" office:value="14.1481767527684">
                <text:p>14.148176752768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36.425598036832">
                <text:p>236.425598036832</text:p>
              </table:table-cell>
              <table:table-cell office:value-type="float" office:value="200.500463479116">
                <text:p>200.50046347911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9.09548099005644">
                <text:p>9.09548099005644</text:p>
              </table:table-cell>
              <table:table-cell office:value-type="float" office:value="11.5995141442552">
                <text:p>11.599514144255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50.453802770076">
                <text:p>150.453802770076</text:p>
              </table:table-cell>
              <table:table-cell office:value-type="float" office:value="127.728369799797">
                <text:p>127.72836979979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5.1085473073422">
                <text:p>15.1085473073422</text:p>
              </table:table-cell>
              <table:table-cell office:value-type="float" office:value="15.2382382287565">
                <text:p>15.238238228756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number-style style:name="N121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6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61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9" style:family="chart" style:data-style-name="N121"/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4.71cm" svg:height="13.899cm" xlink:href=".." xlink:type="simple" chart:class="chart:scatter" chart:style-name="ch1">
        <chart:plot-area chart:style-name="ch2" table:cell-range-address="Sheet2.A2:Sheet2.B41 Sheet2.B1:Sheet2.B1" chart:data-source-has-labels="row" svg:x="1.505cm" svg:y="0.277cm" svg:width="22.711cm" svg:height="12.364cm">
          <chartooo:coordinate-region svg:x="3.238cm" svg:y="0.476cm" svg:width="20.235cm" svg:height="11.518cm"/>
          <chart:axis chart:dimension="x" chart:name="primary-x" chart:style-name="ch3">
            <chart:title svg:x="11.4cm" svg:y="12.918cm" chart:style-name="ch4">
              <text:p>A4 edge error (mm)</text:p>
            </chart:title>
          </chart:axis>
          <chart:axis chart:dimension="y" chart:name="primary-y" chart:style-name="ch3">
            <chart:title svg:x="0.451cm" svg:y="7.733cm" chart:style-name="ch5">
              <text:p>World error (mm)</text:p>
            </chart:title>
            <chart:grid chart:style-name="ch6" chart:class="major"/>
          </chart:axis>
          <chart:series chart:style-name="ch7" chart:values-cell-range-address="Sheet2.B2:Sheet2.B41" chart:label-cell-address="Sheet2.B1:Sheet2.B1" chart:class="chart:scatter">
            <chart:domain table:cell-range-address="Sheet2.A2:Sheet2.A41"/>
            <chart:regression-curve chart:style-name="ch8">
              <chart:equation chart:display-equation="true" chart:display-r-square="false" svg:x="5.219cm" svg:y="5.878cm" chart:style-name="ch9"/>
            </chart:regression-curve>
            <chart:data-point chart:repeated="4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World error</text:p>
                <draw:g>
                  <svg:desc>Sheet2.B1:Sheet2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0000000296405659469608">
                <text:p>0.0000000000296405659469608</text:p>
                <draw:g>
                  <svg:desc>Sheet2.A2:Sheet2.A41</svg:desc>
                </draw:g>
              </table:table-cell>
              <table:table-cell office:value-type="float" office:value="0.0000000000206924030782282">
                <text:p>0.0000000000206924030782282</text:p>
                <draw:g>
                  <svg:desc>Sheet2.B2:Sheet2.B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73697970018404">
                <text:p>0.0173697970018404</text:p>
              </table:table-cell>
              <table:table-cell office:value-type="float" office:value="0.0177015965952549">
                <text:p>0.01770159659525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4794785345587">
                <text:p>0.44794785345587</text:p>
              </table:table-cell>
              <table:table-cell office:value-type="float" office:value="0.377749578273449">
                <text:p>0.37774957827344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46263497448667">
                <text:p>0.446263497448667</text:p>
              </table:table-cell>
              <table:table-cell office:value-type="float" office:value="0.374609083629689">
                <text:p>0.37460908362968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793760576873745">
                <text:p>0.0793760576873745</text:p>
              </table:table-cell>
              <table:table-cell office:value-type="float" office:value="0.0717830838514875">
                <text:p>0.07178308385148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39020401135238">
                <text:p>0.339020401135238</text:p>
              </table:table-cell>
              <table:table-cell office:value-type="float" office:value="0.296213179718499">
                <text:p>0.29621317971849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15736976843705">
                <text:p>0.315736976843705</text:p>
              </table:table-cell>
              <table:table-cell office:value-type="float" office:value="0.269564311733763">
                <text:p>0.26956431173376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74914869168132">
                <text:p>0.174914869168132</text:p>
              </table:table-cell>
              <table:table-cell office:value-type="float" office:value="0.157048590202336">
                <text:p>0.15704859020233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24367618480418">
                <text:p>1.24367618480418</text:p>
              </table:table-cell>
              <table:table-cell office:value-type="float" office:value="1.04101217915936">
                <text:p>1.0410121791593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04333957076261">
                <text:p>0.304333957076261</text:p>
              </table:table-cell>
              <table:table-cell office:value-type="float" office:value="0.245545478828526">
                <text:p>0.24554547882852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80960456353382">
                <text:p>1.80960456353382</text:p>
              </table:table-cell>
              <table:table-cell office:value-type="float" office:value="1.5259850727614">
                <text:p>1.525985072761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15982330799004">
                <text:p>2.15982330799004</text:p>
              </table:table-cell>
              <table:table-cell office:value-type="float" office:value="1.83813925495504">
                <text:p>1.8381392549550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02037423457338">
                <text:p>2.02037423457338</text:p>
              </table:table-cell>
              <table:table-cell office:value-type="float" office:value="1.69152688004769">
                <text:p>1.6915268800476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684988414674194">
                <text:p>0.684988414674194</text:p>
              </table:table-cell>
              <table:table-cell office:value-type="float" office:value="0.564045979538889">
                <text:p>0.56404597953888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.63657287778572">
                <text:p>3.63657287778572</text:p>
              </table:table-cell>
              <table:table-cell office:value-type="float" office:value="3.06004629939025">
                <text:p>3.060046299390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41771120926834">
                <text:p>0.141771120926834</text:p>
              </table:table-cell>
              <table:table-cell office:value-type="float" office:value="0.136550044674171">
                <text:p>0.13655004467417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17844147979408">
                <text:p>1.17844147979408</text:p>
              </table:table-cell>
              <table:table-cell office:value-type="float" office:value="0.982303845150202">
                <text:p>0.98230384515020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431660025155718">
                <text:p>0.431660025155718</text:p>
              </table:table-cell>
              <table:table-cell office:value-type="float" office:value="0.379995925998695">
                <text:p>0.37999592599869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29720483701701">
                <text:p>1.29720483701701</text:p>
              </table:table-cell>
              <table:table-cell office:value-type="float" office:value="1.07909433925548">
                <text:p>1.0790943392554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468553026591061">
                <text:p>0.468553026591061</text:p>
              </table:table-cell>
              <table:table-cell office:value-type="float" office:value="0.373426517002346">
                <text:p>0.37342651700234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519761589932215">
                <text:p>0.519761589932215</text:p>
              </table:table-cell>
              <table:table-cell office:value-type="float" office:value="0.459537309494526">
                <text:p>0.45953730949452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364056471151019">
                <text:p>0.364056471151019</text:p>
              </table:table-cell>
              <table:table-cell office:value-type="float" office:value="0.388760863032164">
                <text:p>0.38876086303216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.14385106577328">
                <text:p>3.14385106577328</text:p>
              </table:table-cell>
              <table:table-cell office:value-type="float" office:value="2.65173903498666">
                <text:p>2.6517390349866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.24096013388179">
                <text:p>3.24096013388179</text:p>
              </table:table-cell>
              <table:table-cell office:value-type="float" office:value="2.74682470658602">
                <text:p>2.7468247065860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19918041222183">
                <text:p>0.219918041222183</text:p>
              </table:table-cell>
              <table:table-cell office:value-type="float" office:value="0.202824100901983">
                <text:p>0.20282410090198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.02708757209836">
                <text:p>5.02708757209836</text:p>
              </table:table-cell>
              <table:table-cell office:value-type="float" office:value="4.26043996689186">
                <text:p>4.2604399668918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53145637050741">
                <text:p>1.53145637050741</text:p>
              </table:table-cell>
              <table:table-cell office:value-type="float" office:value="1.26821078795359">
                <text:p>1.2682107879535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08184364459494">
                <text:p>2.08184364459494</text:p>
              </table:table-cell>
              <table:table-cell office:value-type="float" office:value="1.81013401710306">
                <text:p>1.8101340171030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162745016244317">
                <text:p>0.162745016244317</text:p>
              </table:table-cell>
              <table:table-cell office:value-type="float" office:value="0.184984795597907">
                <text:p>0.18498479559790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15099733087274">
                <text:p>1.15099733087274</text:p>
              </table:table-cell>
              <table:table-cell office:value-type="float" office:value="0.940431968785179">
                <text:p>0.94043196878517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48105194377768">
                <text:p>1.48105194377768</text:p>
              </table:table-cell>
              <table:table-cell office:value-type="float" office:value="1.24026696048428">
                <text:p>1.2402669604842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.49182611609786">
                <text:p>2.49182611609786</text:p>
              </table:table-cell>
              <table:table-cell office:value-type="float" office:value="2.14293226928044">
                <text:p>2.1429322692804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.84651971034395">
                <text:p>2.84651971034395</text:p>
              </table:table-cell>
              <table:table-cell office:value-type="float" office:value="2.40763386524721">
                <text:p>2.4076338652472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23900980926914">
                <text:p>0.323900980926914</text:p>
              </table:table-cell>
              <table:table-cell office:value-type="float" office:value="0.324364665691056">
                <text:p>0.32436466569105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.60035942759415">
                <text:p>3.60035942759415</text:p>
              </table:table-cell>
              <table:table-cell office:value-type="float" office:value="3.03478449868693">
                <text:p>3.0347844986869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9.18571914233252">
                <text:p>9.18571914233252</text:p>
              </table:table-cell>
              <table:table-cell office:value-type="float" office:value="7.79278299767351">
                <text:p>7.7927829976735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.87061511743456">
                <text:p>7.87061511743456</text:p>
              </table:table-cell>
              <table:table-cell office:value-type="float" office:value="6.62048830977525">
                <text:p>6.6204883097752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.95478886025262">
                <text:p>5.95478886025262</text:p>
              </table:table-cell>
              <table:table-cell office:value-type="float" office:value="5.0424231382828">
                <text:p>5.042423138282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908499869196532">
                <text:p>0.908499869196532</text:p>
              </table:table-cell>
              <table:table-cell office:value-type="float" office:value="0.869840396716698">
                <text:p>0.86984039671669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2.685348920298">
                <text:p>12.685348920298</text:p>
              </table:table-cell>
              <table:table-cell office:value-type="float" office:value="10.6562932140893">
                <text:p>10.656293214089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